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14.01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116.25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129pt"/>
    </style:style>
    <style:style style:name="co6" style:family="table-column">
      <style:table-column-properties fo:break-before="auto" style:column-width="17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.24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i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ortugol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ublico / publ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ipal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e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em.out.pr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eva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.out.printl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acte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dadeir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s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z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olh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ç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t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nal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tos" table:style-name="ta2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ortugol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etodo publico Principal()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ublic static void main (String args[])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2.71pt" fo:margin-bottom="22.71pt" fo:margin-left="36.85pt" fo:margin-right="36.85pt" style:print-page-order="ttb" style:first-page-number="continue" style:scale-to="100%" style:print="charts drawings objects"/>
      <style:header-style>
        <style:header-footer-properties fo:min-height="33.99pt" fo:margin-left="36.85pt" fo:margin-right="36.85pt" fo:margin-bottom="0pt"/>
      </style:header-style>
      <style:footer-style>
        <style:header-footer-properties fo:min-height="33.99pt" fo:margin-left="36.85pt" fo:margin-right="36.85pt" fo:margin-top="0pt"/>
      </style:footer-style>
    </style:page-layout>
    <style:page-layout style:name="Mpm4">
      <style:page-layout-properties fo:margin-top="22.71pt" fo:margin-bottom="22.71pt" fo:margin-left="36.85pt" fo:margin-right="36.85pt" style:print="charts drawings objects"/>
      <style:header-style>
        <style:header-footer-properties fo:min-height="33.99pt" fo:margin-left="36.85pt" fo:margin-right="36.85pt" fo:margin-bottom="0pt"/>
      </style:header-style>
      <style:footer-style>
        <style:header-footer-properties fo:min-height="33.9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meta:initial-creator>JONATAS WILLIAM SILVESTRINI</meta:initial-creator>
    <meta:creation-date>2018-09-11T15:40:23Z</meta:creation-date>
    <dc:date>2018-09-12T10:11:51.659312137</dc:date>
    <meta:editing-duration>PT42M19S</meta:editing-duration>
    <meta:editing-cycles>1</meta:editing-cycles>
    <meta:document-statistic meta:table-count="2" meta:cell-count="75" meta:object-count="0"/>
  </office:meta>
</office:document-meta>
</file>